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77C6C2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T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el_5f_gui">
        <draw:frame draw:style-name="gr1" draw:text-style-name="P1" draw:layer="layout" svg:width="28.215cm" svg:height="16.929cm" svg:x="0.005cm" svg:y="0cm">
          <draw:image xlink:href="Pictures/1000000000000320000001E077C6C2B2.png" xlink:type="simple" xlink:show="embed" xlink:actuate="onLoad">
            <text:p/>
          </draw:image>
        </draw:frame>
        <draw:rect draw:style-name="gr2" draw:text-style-name="P2" draw:layer="layout" svg:width="2.556cm" svg:height="2.48cm" svg:x="13.284cm" svg:y="12.98cm">
          <text:p text:style-name="P1"><text:span text:style-name="T1">STD_PUSHBT_OAA</text:span></text:p>
          <text:p text:style-name="P1"><text:span text:style-name="T1">RUN_/home/pi/openauto/bin/autoapp</text:span></text:p>
        </draw:rect>
        <draw:rect draw:style-name="gr3" draw:text-style-name="P3" draw:layer="layout" svg:width="2.68cm" svg:height="2.78cm" svg:x="1.013cm" svg:y="12.82cm">
          <text:p text:style-name="P1"><text:span text:style-name="T2">STD_PUSHBT_HOME</text:span></text:p>
          <text:p text:style-name="P1"><text:span text:style-name="T2">EMBD_QUITAP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odel_5f_gui" style:display-name="model_gui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8T22:45:16</meta:creation-date>
    <meta:editing-duration>PT17M18S</meta:editing-duration>
    <meta:editing-cycles>9</meta:editing-cycles>
    <meta:generator>OpenOffice/4.1.3$Unix OpenOffice.org_project/413m1$Build-9783</meta:generator>
    <meta:initial-creator>Gwéna LE YONDRE</meta:initial-creator>
    <dc:date>2018-08-29T18:38:20</dc:date>
    <dc:creator>Gwéna LE YONDRE</dc:creator>
    <meta:document-statistic meta:object-count="3"/>
  </office:meta>
</office:document-meta>
</file>